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Person.Record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Person.comp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Person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Person.RecordPerson( String name , Company compa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